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setting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f2b80" officeooo:paragraph-rsid="001f2b80"/>
    </style:style>
    <style:style style:name="P2" style:family="paragraph" style:parent-style-name="Text_20_body">
      <style:text-properties officeooo:rsid="0020ea2a" officeooo:paragraph-rsid="0020ea2a"/>
    </style:style>
    <style:style style:name="P3" style:family="paragraph" style:parent-style-name="Text_20_body">
      <style:text-properties officeooo:rsid="002659e1" officeooo:paragraph-rsid="002659e1"/>
    </style:style>
    <style:style style:name="P4" style:family="paragraph" style:parent-style-name="Text_20_body">
      <style:text-properties officeooo:rsid="00274b20" officeooo:paragraph-rsid="00274b20"/>
    </style:style>
    <style:style style:name="P5" style:family="paragraph" style:parent-style-name="Text_20_body">
      <style:text-properties officeooo:rsid="0028bb03" officeooo:paragraph-rsid="0028bb03"/>
    </style:style>
    <style:style style:name="P6" style:family="paragraph" style:parent-style-name="Text_20_body">
      <style:text-properties officeooo:rsid="0028fef9" officeooo:paragraph-rsid="0028fef9"/>
    </style:style>
    <style:style style:name="P7" style:family="paragraph" style:parent-style-name="Text_20_body">
      <style:text-properties officeooo:rsid="002a3590" officeooo:paragraph-rsid="002a3590"/>
    </style:style>
    <style:style style:name="T1" style:family="text">
      <style:text-properties officeooo:rsid="002230d6"/>
    </style:style>
    <style:style style:name="T2" style:family="text">
      <style:text-properties officeooo:rsid="00234a2e"/>
    </style:style>
    <style:style style:name="T3" style:family="text">
      <style:text-properties officeooo:rsid="00274b20"/>
    </style:style>
    <style:style style:name="T4" style:family="text">
      <style:text-properties officeooo:rsid="002a3590"/>
    </style:style>
    <style:style style:name="T5" style:family="text">
      <style:text-properties officeooo:rsid="002b384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ntwort auf <text:a xlink:type="simple" xlink:href="https://www.gutefrage.net/frage/bestimmung-ganzeationaler-funktionen" text:style-name="Internet_20_link" text:visited-style-name="Visited_20_Internet_20_Link">https://www.gutefrage.net/frage/bestimmung-ganzeationaler-funktionen</text:a></text:p>
      <text:h text:style-name="Heading_20_1" text:outline-level="1">Die Aufgabe in Symbolen</text:h>
      <text:p text:style-name="P1">Bestimme die Bildungsvorschrift für die Funktion <draw:frame draw:style-name="fr1" draw:name="Objekt1" text:anchor-type="as-char" svg:y="-0.377cm" svg:width="0.404cm" svg:height="0.467cm" draw:z-index="0"><draw:object xlink:href="./Object 1" xlink:type="simple" xlink:show="embed" xlink:actuate="onLoad"/><draw:image xlink:href="./ObjectReplacements/Object 1" xlink:type="simple" xlink:show="embed" xlink:actuate="onLoad"/></draw:frame>mit folgenden Eig<text:span text:style-name="T5">e</text:span>nschaften:</text:p>
      <text:p text:style-name="P1">(1) Symmetrie: <draw:frame draw:style-name="fr1" draw:name="Objekt2" text:anchor-type="as-char" svg:y="-0.386cm" svg:width="2.431cm" svg:height="0.508cm" draw:z-index="1"><draw:object xlink:href="./Object 2" xlink:type="simple" xlink:show="embed" xlink:actuate="onLoad"/><draw:image xlink:href="./ObjectReplacements/Object 2" xlink:type="simple" xlink:show="embed" xlink:actuate="onLoad"/></draw:frame><text:s/><text:span text:style-name="T4">(gerade Funktion)</text:span></text:p>
      <text:p text:style-name="P1">(2) Ganzrational 4. Ordnung: <draw:frame draw:style-name="fr1" draw:name="Objekt3" text:anchor-type="as-char" svg:y="-0.437cm" svg:width="5.766cm" svg:height="0.59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>(3) Enthaltene Punkte: <draw:frame draw:style-name="fr1" draw:name="Objekt4" text:anchor-type="as-char" svg:y="-0.386cm" svg:width="1.528cm" svg:height="0.508cm" draw:z-index="3"><draw:object xlink:href="./Object 4" xlink:type="simple" xlink:show="embed" xlink:actuate="onLoad"/><draw:image xlink:href="./ObjectReplacements/Object 4" xlink:type="simple" xlink:show="embed" xlink:actuate="onLoad"/></draw:frame>, <draw:frame draw:style-name="fr1" draw:name="Objekt5" text:anchor-type="as-char" svg:y="-0.386cm" svg:width="1.526cm" svg:height="0.508cm" draw:z-index="4"><draw:object xlink:href="./Object 5" xlink:type="simple" xlink:show="embed" xlink:actuate="onLoad"/><draw:image xlink:href="./ObjectReplacements/Object 5" xlink:type="simple" xlink:show="embed" xlink:actuate="onLoad"/></draw:frame>, <draw:frame draw:style-name="fr1" draw:name="Objekt6" text:anchor-type="as-char" svg:y="-0.386cm" svg:width="1.686cm" svg:height="0.508cm" draw:z-index="5"><draw:object xlink:href="./Object 6" xlink:type="simple" xlink:show="embed" xlink:actuate="onLoad"/><draw:image xlink:href="./ObjectReplacements/Object 6" xlink:type="simple" xlink:show="embed" xlink:actuate="onLoad"/></draw:frame>, <draw:frame draw:style-name="fr1" draw:name="Objekt7" text:anchor-type="as-char" svg:y="-0.386cm" svg:width="1.783cm" svg:height="0.508cm" draw:z-index="6"><draw:object xlink:href="./Object 7" xlink:type="simple" xlink:show="embed" xlink:actuate="onLoad"/><draw:image xlink:href="./ObjectReplacements/Object 7" xlink:type="simple" xlink:show="embed" xlink:actuate="onLoad"/></draw:frame></text:p>
      <text:h text:style-name="Heading_20_1" text:outline-level="1">Lösung</text:h>
      <text:h text:style-name="Heading_20_2" text:outline-level="2">Planung</text:h>
      <text:p text:style-name="P2">In <text:span text:style-name="T4">Voraussetzung </text:span>(3) befinden sich bereits 3 <text:span text:style-name="T2">G</text:span>leichungen, die ein <text:span text:style-name="T2">bezüglich der</text:span> <draw:frame draw:style-name="fr1" draw:name="Objekt8" text:anchor-type="as-char" svg:y="-0.377cm" svg:width="0.557cm" svg:height="0.531cm" draw:z-index="7"><draw:object xlink:href="./Object 8" xlink:type="simple" xlink:show="embed" xlink:actuate="onLoad"/><draw:image xlink:href="./ObjectReplacements/Object 8" xlink:type="simple" xlink:show="embed" xlink:actuate="onLoad"/></draw:frame><text:s/>lineares Gleichungssystem bilden. <text:span text:style-name="T1">Da alle Bedingungen gleichzeitig erfüllt sein müssen, bilden die Gleichungen ein Gleichungssystem, dessen Lösung die </text:span><text:span text:style-name="T1"><draw:frame draw:style-name="fr1" draw:name="Objekt12" text:anchor-type="as-char" svg:y="-0.377cm" svg:width="0.557cm" svg:height="0.531cm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1"><text:s/>sind. Damit (1) auf dem gesamten Definitionsbereich erfüllt ist, muß </text:span><text:span text:style-name="T1"><draw:frame draw:style-name="fr1" draw:name="Objekt13" text:anchor-type="as-char" svg:y="-0.377cm" svg:width="1.127cm" svg:height="0.531cm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1"><text:s/>und </text:span><text:span text:style-name="T1"><draw:frame draw:style-name="fr1" draw:name="Objekt14" text:anchor-type="as-char" svg:y="-0.377cm" svg:width="1.131cm" svg:height="0.531cm" draw:z-index="10"><draw:object xlink:href="./Object 14" xlink:type="simple" xlink:show="embed" xlink:actuate="onLoad"/><draw:image xlink:href="./ObjectReplacements/Object 14" xlink:type="simple" xlink:show="embed" xlink:actuate="onLoad"/></draw:frame></text:span><text:span text:style-name="T1"><text:s/>sein. Die fehlenden 3 Koeffizienten kann man als Lösung eines Systems aus den drei Gleichungen in Voraussetzung (3) berechnen. Anschließend muß die Überprüfung der Ungleichung mit den gefundenen </text:span><text:span text:style-name="T1"><draw:frame draw:style-name="fr1" draw:name="Objekt15" text:anchor-type="as-char" svg:y="-0.377cm" svg:width="0.557cm" svg:height="0.531cm" draw:z-index="11"><draw:object xlink:href="./Object 15" xlink:type="simple" xlink:show="embed" xlink:actuate="onLoad"/><draw:image xlink:href="./ObjectReplacements/Object 15" xlink:type="simple" xlink:show="embed" xlink:actuate="onLoad"/><svg:desc>Formel</svg:desc></draw:frame></text:span><text:span text:style-name="T1"><text:s/>wahre Aussagen ergeben. </text:span></text:p>
      <text:h text:style-name="Heading_20_2" text:outline-level="2">Ausführung</text:h>
      <text:h text:style-name="Heading_20_3" text:outline-level="3">Symmetrie</text:h>
      <text:p text:style-name="Text_20_body"><draw:frame draw:style-name="fr1" draw:name="Objekt16" text:anchor-type="as-char" svg:y="-1.901cm" svg:width="12.737cm" svg:height="3.642cm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3"><text:span text:style-name="T4">Falls die Schlußfolgerung in der Planung verstanden wurde, sollte s</text:span>pätestens nach dieser äquivalenten Umformung der Symmetriebedingung klar sein, daß <draw:frame draw:style-name="fr1" draw:name="Objekt17" text:anchor-type="as-char" svg:y="-0.377cm" svg:width="1.836cm" svg:height="0.531cm" draw:z-index="13"><draw:object xlink:href="./Object 17" xlink:type="simple" xlink:show="embed" xlink:actuate="onLoad"/><draw:image xlink:href="./ObjectReplacements/Object 17" xlink:type="simple" xlink:show="embed" xlink:actuate="onLoad"/></draw:frame><text:s/><text:span text:style-name="T3">gelten</text:span> muß, damit sie für alle <draw:frame draw:style-name="fr1" draw:name="Objekt18" text:anchor-type="as-char" svg:y="-0.377cm" svg:width="0.432cm" svg:height="0.467cm" draw:z-index="14"><draw:object xlink:href="./Object 18" xlink:type="simple" xlink:show="embed" xlink:actuate="onLoad"/><draw:image xlink:href="./ObjectReplacements/Object 18" xlink:type="simple" xlink:show="embed" xlink:actuate="onLoad"/></draw:frame><text:s/>gilt.</text:p>
      <text:p text:style-name="P7">Nach Einsetzen in die Bedingung (2) ergeben sich die folgenden vereinfachten Gleichungen mit nur noch 3 unbekannten Koeffizienten:</text:p>
      <text:p text:style-name="P3"><draw:frame draw:style-name="fr1" draw:name="Objekt19" text:anchor-type="as-char" svg:y="-0.951cm" svg:width="3.801cm" svg:height="1.813cm" draw:z-index="15"><draw:object xlink:href="./Object 19" xlink:type="simple" xlink:show="embed" xlink:actuate="onLoad"/><draw:image xlink:href="./ObjectReplacements/Object 19" xlink:type="simple" xlink:show="embed" xlink:actuate="onLoad"/></draw:frame></text:p>
      <text:h text:style-name="Heading_20_3" text:outline-level="3"><text:soft-page-break/>Gleichungssystem lösen</text:h>
      <text:p text:style-name="P4">Aus der gegebenen Voraussetzung (3) kann man 3 Gleichungen bilden, um die fehlenden Koeffizienten zu berechnen:</text:p>
      <text:p text:style-name="P4"><draw:frame draw:style-name="fr1" draw:name="Objekt20" text:anchor-type="as-char" svg:y="-0.928cm" svg:width="5.435cm" svg:height="1.695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5">Gleichung (a) und <draw:frame draw:style-name="fr1" draw:name="Objekt22" text:anchor-type="as-char" svg:y="-0.377cm" svg:width="0.557cm" svg:height="0.531cm" draw:z-index="18"><draw:object xlink:href="./Object 22" xlink:type="simple" xlink:show="embed" xlink:actuate="onLoad"/><draw:image xlink:href="./ObjectReplacements/Object 22" xlink:type="simple" xlink:show="embed" xlink:actuate="onLoad"/></draw:frame><text:s/>können im nächsten Schritt eliminiert werden:</text:p>
      <text:p text:style-name="P5"><draw:frame draw:style-name="fr1" draw:name="Objekt21" text:anchor-type="as-char" svg:y="-0.386cm" svg:width="3.918cm" svg:height="0.542cm" draw:z-index="17"><draw:object xlink:href="./Object 21" xlink:type="simple" xlink:show="embed" xlink:actuate="onLoad"/><draw:image xlink:href="./ObjectReplacements/Object 21" xlink:type="simple" xlink:show="embed" xlink:actuate="onLoad"/></draw:frame></text:p>
      <text:p text:style-name="P5">Damit kann <draw:frame draw:style-name="fr1" draw:name="Objekt23" text:anchor-type="as-char" svg:y="-0.377cm" svg:width="0.568cm" svg:height="0.531cm" draw:z-index="19"><draw:object xlink:href="./Object 23" xlink:type="simple" xlink:show="embed" xlink:actuate="onLoad"/><draw:image xlink:href="./ObjectReplacements/Object 23" xlink:type="simple" xlink:show="embed" xlink:actuate="onLoad"/></draw:frame><text:s/>in Gleichung (c) ersetzt werden:</text:p>
      <text:p text:style-name="P5"><draw:frame draw:style-name="fr1" draw:name="Objekt24" text:anchor-type="as-char" svg:y="-1.199cm" svg:width="5.618cm" svg:height="2.242cm" draw:z-index="20"><draw:object xlink:href="./Object 24" xlink:type="simple" xlink:show="embed" xlink:actuate="onLoad"/><draw:image xlink:href="./ObjectReplacements/Object 24" xlink:type="simple" xlink:show="embed" xlink:actuate="onLoad"/></draw:frame></text:p>
      <text:p text:style-name="P6">Durch Einsetzen in die letzte Form der Gleichung (b) ergibt sich <draw:frame draw:style-name="fr1" draw:name="Objekt25" text:anchor-type="as-char" svg:y="-0.377cm" svg:width="1.134cm" svg:height="0.531cm" draw:z-index="21"><draw:object xlink:href="./Object 25" xlink:type="simple" xlink:show="embed" xlink:actuate="onLoad"/><draw:image xlink:href="./ObjectReplacements/Object 25" xlink:type="simple" xlink:show="embed" xlink:actuate="onLoad"/></draw:frame>.</text:p>
      <text:p text:style-name="P6">Bezüglich der Gleichungen in den Bedingungen (1) bis (3) erhalten wir die Funktion</text:p>
      <text:p text:style-name="P6"><draw:frame draw:style-name="fr1" draw:name="Objekt26" text:anchor-type="as-char" svg:y="-0.437cm" svg:width="3.454cm" svg:height="0.557cm" draw:z-index="22"><draw:object xlink:href="./Object 26" xlink:type="simple" xlink:show="embed" xlink:actuate="onLoad"/><draw:image xlink:href="./ObjectReplacements/Object 26" xlink:type="simple" xlink:show="embed" xlink:actuate="onLoad"/></draw:frame></text:p>
      <text:p text:style-name="P6">und die Ableitungen</text:p>
      <text:p text:style-name="P6"><draw:frame draw:style-name="fr1" draw:name="Objekt27" text:anchor-type="as-char" svg:y="-0.437cm" svg:width="2.962cm" svg:height="0.557cm" draw:z-index="23"><draw:object xlink:href="./Object 27" xlink:type="simple" xlink:show="embed" xlink:actuate="onLoad"/><draw:image xlink:href="./ObjectReplacements/Object 27" xlink:type="simple" xlink:show="embed" xlink:actuate="onLoad"/></draw:frame><text:s/>und <draw:frame draw:style-name="fr1" draw:name="Objekt28" text:anchor-type="as-char" svg:y="-0.437cm" svg:width="3.064cm" svg:height="0.557cm" draw:z-index="24"><draw:object xlink:href="./Object 28" xlink:type="simple" xlink:show="embed" xlink:actuate="onLoad"/><draw:image xlink:href="./ObjectReplacements/Object 28" xlink:type="simple" xlink:show="embed" xlink:actuate="onLoad"/></draw:frame>.</text:p>
      <text:p text:style-name="P7">Die Überprüfung der Vorgaben (1) bis (3) mit dieser Funktion und ihren Ableitungen ergibt, daß die gefundene Funktion <draw:frame draw:style-name="fr1" draw:name="Objekt9" text:anchor-type="as-char" svg:y="-0.377cm" svg:width="0.404cm" svg:height="0.467cm" draw:z-index="25"><draw:object xlink:href="./Object 9" xlink:type="simple" xlink:show="embed" xlink:actuate="onLoad"/><draw:image xlink:href="./ObjectReplacements/Object 9" xlink:type="simple" xlink:show="embed" xlink:actuate="onLoad"/></draw:frame><text:s/>eine Lösung der Aufgabe ist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17:07.333477892</meta:creation-date>
    <dc:date>2018-09-24T19:26:12.607119132</dc:date>
    <meta:editing-duration>PT10M19S</meta:editing-duration>
    <meta:editing-cycles>2</meta:editing-cycles>
    <meta:generator>LibreOffice/6.0.5.2$Linux_X86_64 LibreOffice_project/00m0$Build-2</meta:generator>
    <meta:document-statistic meta:table-count="0" meta:image-count="0" meta:object-count="26" meta:page-count="2" meta:paragraph-count="28" meta:word-count="237" meta:character-count="1710" meta:non-whitespace-character-count="1480"/>
  </office:meta>
</office:document-meta>
</file>

<file path=Object 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sub>
      <mi>a</mi>
      <mi>n</mi>
    </msub>
    <annotation encoding="StarMath 5.0">a sub n</annotation>
  </semantics>
</math>
</file>

<file path=Object 13/content.xml><?xml version="1.0" encoding="utf-8"?>
<math xmlns="http://www.w3.org/1998/Math/MathML" display="block">
  <semantics>
    <mrow>
      <msub>
        <mi>a</mi>
        <mn>1</mn>
      </msub>
      <mo stretchy="false">=</mo>
      <mn>0</mn>
    </mrow>
    <annotation encoding="StarMath 5.0">a sub 1 = 0</annotation>
  </semantics>
</math>
</file>

<file path=Object 14/content.xml><?xml version="1.0" encoding="utf-8"?>
<math xmlns="http://www.w3.org/1998/Math/MathML" display="block">
  <semantics>
    <mrow>
      <msub>
        <mi>a</mi>
        <mn>3</mn>
      </msub>
      <mo stretchy="false">=</mo>
      <mn>0</mn>
    </mrow>
    <annotation encoding="StarMath 5.0">a sub 3 = 0</annotation>
  </semantics>
</math>
</file>

<file path=Object 15/content.xml><?xml version="1.0" encoding="utf-8"?>
<math xmlns="http://www.w3.org/1998/Math/MathML" display="block">
  <semantics>
    <msub>
      <mi>a</mi>
      <mi>n</mi>
    </msub>
    <annotation encoding="StarMath 5.0">a sub n</annotation>
  </semantics>
</math>
</file>

<file path=Object 16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i>x</mi>
              </mrow>
              <mo fence="true" stretchy="false">)</mo>
            </mrow>
          </mrow>
        </mtd>
        <mtd>
          <mrow>
            <mspace width="0.5em"/>
            <mo stretchy="false">=</mo>
            <mspace width="0.5em"/>
          </mrow>
        </mtd>
        <mtd>
          <mrow>
            <mi>f</mi>
            <mrow>
              <mo fence="true" stretchy="false">(</mo>
              <mrow>
                <mrow>
                  <mo stretchy="false">−</mo>
                  <mi>x</mi>
                </mrow>
              </mrow>
              <mo fence="true" stretchy="false">)</mo>
            </mrow>
          </mrow>
        </mtd>
      </mtr>
      <mtr>
        <mtd>
          <mrow>
            <msub>
              <mi>a</mi>
              <mn>4</mn>
            </msub>
            <mrow>
              <msup>
                <mi>x</mi>
                <mn>4</mn>
              </msup>
              <mo stretchy="false">+</mo>
              <msub>
                <mi>a</mi>
                <mn>3</mn>
              </msub>
            </mrow>
            <mrow>
              <msup>
                <mi>x</mi>
                <mn>3</mn>
              </msup>
              <mo stretchy="false">+</mo>
              <msub>
                <mi>a</mi>
                <mn>2</mn>
              </msub>
            </mrow>
            <mrow>
              <msup>
                <mi>x</mi>
                <mn>2</mn>
              </msup>
              <mo stretchy="false">+</mo>
              <msub>
                <mi>a</mi>
                <mn>1</mn>
              </msub>
            </mrow>
            <mrow>
              <mi>x</mi>
              <mo stretchy="false">+</mo>
              <msub>
                <mi>a</mi>
                <mn>0</mn>
              </msub>
            </mrow>
          </mrow>
        </mtd>
        <mtd>
          <mrow>
            <mspace width="0.5em"/>
            <mo stretchy="false">=</mo>
            <mspace width="0.5em"/>
          </mrow>
        </mtd>
        <mtd>
          <mrow>
            <msub>
              <mi>a</mi>
              <mn>4</mn>
            </msub>
            <mrow>
              <msup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  <mn>4</mn>
              </msup>
              <mo stretchy="false">+</mo>
              <msub>
                <mi>a</mi>
                <mn>3</mn>
              </msub>
            </mrow>
            <mrow>
              <msup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  <mn>3</mn>
              </msup>
              <mo stretchy="false">+</mo>
              <msub>
                <mi>a</mi>
                <mn>2</mn>
              </msub>
            </mrow>
            <mrow>
              <msup>
                <mrow>
                  <mo fence="true" stretchy="false">(</mo>
                  <mrow>
                    <mrow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o stretchy="false">+</mo>
              <msub>
                <mi>a</mi>
                <mn>1</mn>
              </msub>
            </mrow>
            <mrow>
              <mrow>
                <mo fence="true" stretchy="false">(</mo>
                <mrow>
                  <mrow>
                    <mo stretchy="false">−</mo>
                    <mi>x</mi>
                  </mrow>
                </mrow>
                <mo fence="true" stretchy="false">)</mo>
              </mrow>
              <mo stretchy="false">+</mo>
              <msub>
                <mi>a</mi>
                <mn>0</mn>
              </msub>
            </mrow>
          </mrow>
        </mtd>
      </mtr>
      <mtr>
        <mtd>
          <mrow>
            <msub>
              <mi>a</mi>
              <mn>4</mn>
            </msub>
            <mrow>
              <msup>
                <mi>x</mi>
                <mn>4</mn>
              </msup>
              <mo stretchy="false">+</mo>
              <msub>
                <mi>a</mi>
                <mn>3</mn>
              </msub>
            </mrow>
            <mrow>
              <msup>
                <mi>x</mi>
                <mn>3</mn>
              </msup>
              <mo stretchy="false">+</mo>
              <msub>
                <mi>a</mi>
                <mn>2</mn>
              </msub>
            </mrow>
            <mrow>
              <msup>
                <mi>x</mi>
                <mn>2</mn>
              </msup>
              <mo stretchy="false">+</mo>
              <msub>
                <mi>a</mi>
                <mn>1</mn>
              </msub>
            </mrow>
            <mrow>
              <mi>x</mi>
              <mo stretchy="false">+</mo>
              <msub>
                <mi>a</mi>
                <mn>0</mn>
              </msub>
            </mrow>
          </mrow>
        </mtd>
        <mtd>
          <mrow>
            <mspace width="0.5em"/>
            <mo stretchy="false">=</mo>
            <mspace width="0.5em"/>
          </mrow>
        </mtd>
        <mtd>
          <mrow>
            <msub>
              <mi>a</mi>
              <mn>4</mn>
            </msub>
            <mrow>
              <msup>
                <mi>x</mi>
                <mn>4</mn>
              </msup>
              <mo stretchy="false">−</mo>
              <msub>
                <mi>a</mi>
                <mn>3</mn>
              </msub>
            </mrow>
            <mrow>
              <msup>
                <mi>x</mi>
                <mn>3</mn>
              </msup>
              <mo stretchy="false">+</mo>
              <msub>
                <mi>a</mi>
                <mn>2</mn>
              </msub>
            </mrow>
            <mrow>
              <msup>
                <mi>x</mi>
                <mn>2</mn>
              </msup>
              <mo stretchy="false">−</mo>
              <msub>
                <mi>a</mi>
                <mn>1</mn>
              </msub>
            </mrow>
            <mrow>
              <mi>x</mi>
              <mo stretchy="false">+</mo>
              <msub>
                <mi>a</mi>
                <mn>0</mn>
              </msub>
            </mrow>
          </mrow>
        </mtd>
      </mtr>
      <mtr>
        <mtd>
          <mrow>
            <msub>
              <mi>a</mi>
              <mn>3</mn>
            </msub>
            <mrow>
              <msup>
                <mi>x</mi>
                <mn>3</mn>
              </msup>
              <mo stretchy="false">+</mo>
              <msub>
                <mi>a</mi>
                <mn>1</mn>
              </msub>
            </mrow>
            <mi>x</mi>
          </mrow>
        </mtd>
        <mtd>
          <mrow>
            <mspace width="0.5em"/>
            <mo stretchy="false">=</mo>
            <mspace width="0.5em"/>
          </mrow>
        </mtd>
        <mtd>
          <mrow>
            <mrow>
              <mo stretchy="false">−</mo>
              <msub>
                <mi>a</mi>
                <mn>3</mn>
              </msub>
            </mrow>
            <mrow>
              <msup>
                <mi>x</mi>
                <mn>3</mn>
              </msup>
              <mo stretchy="false">−</mo>
              <msub>
                <mi>a</mi>
                <mn>1</mn>
              </msub>
            </mrow>
            <mi>x</mi>
          </mrow>
        </mtd>
      </mtr>
      <mtr>
        <mtd>
          <mrow>
            <mn>2</mn>
            <mrow>
              <mo fence="true" stretchy="false">(</mo>
              <mrow>
                <mrow>
                  <msub>
                    <mi>a</mi>
                    <mn>3</mn>
                  </msub>
                  <mrow>
                    <msup>
                      <mi>x</mi>
                      <mn>3</mn>
                    </msup>
                    <mo stretchy="false">+</mo>
                    <msub>
                      <mi>a</mi>
                      <mn>1</mn>
                    </msub>
                  </mrow>
                  <mi>x</mi>
                </mrow>
              </mrow>
              <mo fence="true" stretchy="false">)</mo>
            </mrow>
          </mrow>
        </mtd>
        <mtd>
          <mrow>
            <mspace width="0.5em"/>
            <mo stretchy="false">=</mo>
            <mspace width="0.5em"/>
          </mrow>
        </mtd>
        <mtd>
          <mn>0</mn>
        </mtd>
      </mtr>
      <mtr>
        <mtd>
          <mrow>
            <mn>2</mn>
            <mi>x</mi>
            <mrow>
              <mo fence="true" stretchy="false">(</mo>
              <mrow>
                <mrow>
                  <msub>
                    <mi>a</mi>
                    <mn>3</mn>
                  </msub>
                  <mrow>
                    <msup>
                      <mi>x</mi>
                      <mn>2</mn>
                    </msup>
                    <mo stretchy="false">+</mo>
                    <msub>
                      <mi>a</mi>
                      <mn>1</mn>
                    </msub>
                  </mrow>
                </mrow>
              </mrow>
              <mo fence="true" stretchy="false">)</mo>
            </mrow>
          </mrow>
        </mtd>
        <mtd>
          <mrow>
            <mspace width="0.5em"/>
            <mo stretchy="false">=</mo>
            <mspace width="0.5em"/>
          </mrow>
        </mtd>
        <mtd>
          <mn>0</mn>
        </mtd>
      </mtr>
    </mtable>
    <annotation encoding="StarMath 5.0">matrix{
f( x ) # `=` # f( -x ) ##
a sub 4 x sup 4 + a sub 3 x sup 3 + a sub 2 x sup 2 + a sub 1 x + a sub 0 # `=` # a sub 4 ( -x ) sup 4 + a sub 3 ( -x ) sup 3 + a sub 2 ( -x ) sup 2 + a sub 1 ( -x ) + a sub 0 ##
a sub 4 x sup 4 + a sub 3 x sup 3 + a sub 2 x sup 2 + a sub 1 x + a sub 0 # `=` # a sub 4 x sup 4 - a sub 3 x sup 3 + a sub 2 x sup 2 - a sub 1 x + a sub 0 ##
a sub 3 x sup 3 + a sub 1 x # `=` # -a sub 3 x sup 3 - a sub 1 x ##
2( a sub 3 x sup 3 + a sub 1 x ) # `=` # 0 ##
2 x ( a sub 3 x sup 2 + a sub 1 ) # `=` # 0
}</annotation>
  </semantics>
</math>
</file>

<file path=Object 17/content.xml><?xml version="1.0" encoding="utf-8"?>
<math xmlns="http://www.w3.org/1998/Math/MathML" display="block">
  <semantics>
    <mrow>
      <msub>
        <mi>a</mi>
        <mn>3</mn>
      </msub>
      <mo stretchy="false">=</mo>
      <msub>
        <mi>a</mi>
        <mn>1</mn>
      </msub>
      <mo stretchy="false">=</mo>
      <mn>0</mn>
    </mrow>
    <annotation encoding="StarMath 5.0">a sub 3 = a sub 1 = 0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sub>
                <mi>a</mi>
                <mn>4</mn>
              </msub>
            </mrow>
            <mrow>
              <msup>
                <mi>x</mi>
                <mn>4</mn>
              </msup>
              <mo stretchy="false">+</mo>
              <msub>
                <mi>a</mi>
                <mn>2</mn>
              </msub>
            </mrow>
            <mrow>
              <msup>
                <mi>x</mi>
                <mn>2</mn>
              </msup>
              <mo stretchy="false">+</mo>
              <msub>
                <mi>a</mi>
                <mn>0</mn>
              </msub>
            </mrow>
          </mrow>
        </mtd>
      </mtr>
      <mtr>
        <mtd>
          <mrow>
            <mi>f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4</mn>
            </mrow>
            <msub>
              <mi>a</mi>
              <mn>4</mn>
            </msub>
            <mrow>
              <msup>
                <mi>x</mi>
                <mn>3</mn>
              </msup>
              <mo stretchy="false">+</mo>
              <mn>2</mn>
            </mrow>
            <msub>
              <mi>a</mi>
              <mn>2</mn>
            </msub>
            <mi>x</mi>
          </mrow>
        </mtd>
      </mtr>
      <mtr>
        <mtd>
          <mrow>
            <mi>f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12</mn>
            </mrow>
            <msub>
              <mi>a</mi>
              <mn>4</mn>
            </msub>
            <mrow>
              <msup>
                <mi>x</mi>
                <mn>2</mn>
              </msup>
              <mo stretchy="false">+</mo>
              <mn>2</mn>
            </mrow>
            <msub>
              <mi>a</mi>
              <mn>2</mn>
            </msub>
          </mrow>
        </mtd>
      </mtr>
    </mtable>
    <annotation encoding="StarMath 5.0">f( x ) = a sub 4 x sup 4 + a sub 2 x sup 2 + a sub 0 newline
f'( x ) = 4 a sub 4 x sup 3 + 2 a sub 2 x newline
f''( x ) = 12 a sub 4 x sup 2 + 2 a sub 2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f</mi>
      </mrow>
      <mrow>
        <mo fence="true" stretchy="false">(</mo>
        <mrow>
          <mrow>
            <mo stretchy="false">−</mo>
            <mi>x</mi>
          </mrow>
        </mrow>
        <mo fence="true" stretchy="false">)</mo>
      </mrow>
    </mrow>
    <annotation encoding="StarMath 5.0">f( x ) = f( -x )</annotation>
  </semantics>
</math>
</file>

<file path=Object 20/content.xml><?xml version="1.0" encoding="utf-8"?>
<math xmlns="http://www.w3.org/1998/Math/MathML" display="block">
  <semantics>
    <mtable>
      <mtr>
        <mtd>
          <mrow>
            <mo fence="true" stretchy="false">(</mo>
            <mrow>
              <mi>a</mi>
            </mrow>
            <mo fence="true" stretchy="false">)</mo>
          </mrow>
        </mtd>
        <mtd>
          <mn>2</mn>
        </mtd>
        <mtd>
          <mrow>
            <mspace width="0.5em"/>
            <mo stretchy="false">=</mo>
            <mspace width="0.5em"/>
          </mrow>
        </mtd>
        <mtd>
          <mspace width="0.5em"/>
        </mtd>
        <mtd>
          <mspace width="0.5em"/>
        </mtd>
        <mtd>
          <msub>
            <mi>a</mi>
            <mn>0</mn>
          </msub>
        </mtd>
      </mtr>
      <mtr>
        <mtd>
          <mrow>
            <mo fence="true" stretchy="false">(</mo>
            <mrow>
              <mi>b</mi>
            </mrow>
            <mo fence="true" stretchy="false">)</mo>
          </mrow>
        </mtd>
        <mtd>
          <mn>0</mn>
        </mtd>
        <mtd>
          <mrow>
            <mspace width="0.5em"/>
            <mo stretchy="false">=</mo>
            <mspace width="0.5em"/>
          </mrow>
        </mtd>
        <mtd>
          <msub>
            <mi>a</mi>
            <mn>4</mn>
          </msub>
        </mtd>
        <mtd>
          <mrow>
            <mo stretchy="false">+</mo>
            <msub>
              <mi>a</mi>
              <mn>2</mn>
            </msub>
          </mrow>
        </mtd>
        <mtd>
          <mrow>
            <mo stretchy="false">+</mo>
            <msub>
              <mi>a</mi>
              <mn>0</mn>
            </msub>
          </mrow>
        </mtd>
      </mtr>
      <mtr>
        <mtd>
          <mrow>
            <mo fence="true" stretchy="false">(</mo>
            <mrow>
              <mi>c</mi>
            </mrow>
            <mo fence="true" stretchy="false">)</mo>
          </mrow>
        </mtd>
        <mtd>
          <mn>0</mn>
        </mtd>
        <mtd>
          <mrow>
            <mspace width="0.5em"/>
            <mo stretchy="false">=</mo>
            <mspace width="0.5em"/>
          </mrow>
        </mtd>
        <mtd>
          <mrow>
            <mn>4</mn>
            <msub>
              <mi>a</mi>
              <mn>4</mn>
            </msub>
          </mrow>
        </mtd>
        <mtd>
          <mrow>
            <mrow>
              <mo stretchy="false">+</mo>
              <mn>2</mn>
            </mrow>
            <msub>
              <mi>a</mi>
              <mn>2</mn>
            </msub>
          </mrow>
        </mtd>
        <mtd>
          <mspace width="0.5em"/>
        </mtd>
      </mtr>
    </mtable>
    <annotation encoding="StarMath 5.0">matrix{ 
( a )# 2 # `=` #    `      #      `      # a sub 0 ##
( b )# 0 # `=` # a sub 4   # + a sub 2   # + a sub 0 ##
( c )# 0 # `=` # 4 a sub 4 # + 2 a sub 2 # ` 
 }</annotation>
  </semantics>
</math>
</file>

<file path=Object 21/content.xml><?xml version="1.0" encoding="utf-8"?>
<math xmlns="http://www.w3.org/1998/Math/MathML" display="block">
  <semantics>
    <mtable>
      <mtr>
        <mtd>
          <mrow>
            <mo fence="true" stretchy="false">(</mo>
            <mrow>
              <mi>b</mi>
            </mrow>
            <mo fence="true" stretchy="false">)</mo>
          </mrow>
        </mtd>
        <mtd>
          <mrow>
            <mrow>
              <mo stretchy="false">−</mo>
              <mn>2</mn>
            </mrow>
            <mo stretchy="false">−</mo>
            <msub>
              <mi>a</mi>
              <mn>2</mn>
            </msub>
          </mrow>
        </mtd>
        <mtd>
          <mrow>
            <mspace width="0.5em"/>
            <mo stretchy="false">=</mo>
            <mspace width="0.5em"/>
          </mrow>
        </mtd>
        <mtd>
          <msub>
            <mi>a</mi>
            <mn>4</mn>
          </msub>
        </mtd>
      </mtr>
    </mtable>
    <annotation encoding="StarMath 5.0">matrix{
( b ) # -2 - a sub 2 # `=` # a sub 4
}</annotation>
  </semantics>
</math>
</file>

<file path=Object 22/content.xml><?xml version="1.0" encoding="utf-8"?>
<math xmlns="http://www.w3.org/1998/Math/MathML" display="block">
  <semantics>
    <msub>
      <mi>a</mi>
      <mn>0</mn>
    </msub>
    <annotation encoding="StarMath 5.0">a sub 0</annotation>
  </semantics>
</math>
</file>

<file path=Object 23/content.xml><?xml version="1.0" encoding="utf-8"?>
<math xmlns="http://www.w3.org/1998/Math/MathML" display="block">
  <semantics>
    <msub>
      <mi>a</mi>
      <mn>4</mn>
    </msub>
    <annotation encoding="StarMath 5.0">a sub 4</annotation>
  </semantics>
</math>
</file>

<file path=Object 24/content.xml><?xml version="1.0" encoding="utf-8"?>
<math xmlns="http://www.w3.org/1998/Math/MathML" display="block">
  <semantics>
    <mtable>
      <mtr>
        <mtd>
          <mrow>
            <mo fence="true" stretchy="false">(</mo>
            <mrow>
              <mi>c</mi>
            </mrow>
            <mo fence="true" stretchy="false">)</mo>
          </mrow>
        </mtd>
        <mtd>
          <mn>0</mn>
        </mtd>
        <mtd>
          <mrow>
            <mspace width="0.5em"/>
            <mo stretchy="false">=</mo>
            <mspace width="0.5em"/>
          </mrow>
        </mtd>
        <mtd>
          <mrow>
            <mn>4</mn>
            <mrow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o stretchy="false">−</mo>
                    <msub>
                      <mi>a</mi>
                      <mn>2</mn>
                    </msub>
                  </mrow>
                </mrow>
                <mo fence="true" stretchy="false">)</mo>
              </mrow>
              <mo stretchy="false">+</mo>
              <mn>2</mn>
            </mrow>
            <msub>
              <mi>a</mi>
              <mn>2</mn>
            </msub>
          </mrow>
        </mtd>
      </mtr>
      <mtr>
        <mtd>
          <mspace width="0.5em"/>
        </mtd>
        <mtd>
          <mn>0</mn>
        </mtd>
        <mtd>
          <mrow>
            <mspace width="0.5em"/>
            <mo stretchy="false">=</mo>
            <mspace width="0.5em"/>
          </mrow>
        </mtd>
        <mtd>
          <mrow>
            <mrow>
              <mrow>
                <mo stretchy="false">−</mo>
                <mn>8</mn>
              </mrow>
              <mo stretchy="false">−</mo>
              <mn>2</mn>
            </mrow>
            <msub>
              <mi>a</mi>
              <mn>2</mn>
            </msub>
          </mrow>
        </mtd>
      </mtr>
      <mtr>
        <mtd>
          <mspace width="0.5em"/>
        </mtd>
        <mtd>
          <mrow>
            <mn>2</mn>
            <msub>
              <mi>a</mi>
              <mn>2</mn>
            </msub>
          </mrow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n>8</mn>
          </mrow>
        </mtd>
      </mtr>
      <mtr>
        <mtd>
          <mspace width="0.5em"/>
        </mtd>
        <mtd>
          <msub>
            <mi>a</mi>
            <mn>2</mn>
          </msub>
        </mtd>
        <mtd>
          <mrow>
            <mspace width="0.5em"/>
            <mo stretchy="false">=</mo>
            <mspace width="0.5em"/>
          </mrow>
        </mtd>
        <mtd>
          <mrow>
            <mo stretchy="false">−</mo>
            <mn>4</mn>
          </mrow>
        </mtd>
      </mtr>
    </mtable>
    <annotation encoding="StarMath 5.0">matrix{ 
( c ) # 0 # `=` # 4( -2-a sub 2 ) + 2 a sub 2 ##
`     # 0 # `=` # -8 -2 a sub 2 ##
`# 2 a sub 2 # `=` # -8 ##
`# a sub 2 # `=` # -4
 }</annotation>
  </semantics>
</math>
</file>

<file path=Object 25/content.xml><?xml version="1.0" encoding="utf-8"?>
<math xmlns="http://www.w3.org/1998/Math/MathML" display="block">
  <semantics>
    <mrow>
      <msub>
        <mi>a</mi>
        <mn>4</mn>
      </msub>
      <mo stretchy="false">=</mo>
      <mn>2</mn>
    </mrow>
    <annotation encoding="StarMath 5.0">a sub 4 = 2</annotation>
  </semantics>
</math>
</file>

<file path=Object 2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sup>
          <mi>x</mi>
          <mn>4</mn>
        </msup>
        <mo stretchy="false">−</mo>
        <mn>4</mn>
      </mrow>
      <mrow>
        <msup>
          <mi>x</mi>
          <mn>2</mn>
        </msup>
        <mo stretchy="false">+</mo>
        <mn>2</mn>
      </mrow>
    </mrow>
    <annotation encoding="StarMath 5.0">f( x ) = 2 x sup 4 -4 x sup 2 + 2</annotation>
  </semantics>
</math>
</file>

<file path=Object 27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8</mn>
      </mrow>
      <mrow>
        <msup>
          <mi>x</mi>
          <mn>3</mn>
        </msup>
        <mo stretchy="false">−</mo>
        <mn>8</mn>
      </mrow>
      <mi>x</mi>
    </mrow>
    <annotation encoding="StarMath 5.0">f'( x ) = 8 x sup 3 - 8 x</annotation>
  </semantics>
</math>
</file>

<file path=Object 28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n>24</mn>
      </mrow>
      <mrow>
        <msup>
          <mi>x</mi>
          <mn>2</mn>
        </msup>
        <mo stretchy="false">−</mo>
        <mn>8</mn>
      </mrow>
    </mrow>
    <annotation encoding="StarMath 5.0">f''( x ) = 24 x sup 2 - 8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b>
          <mi>a</mi>
          <mn>4</mn>
        </msub>
      </mrow>
      <mrow>
        <msup>
          <mi>x</mi>
          <mn>4</mn>
        </msup>
        <mo stretchy="false">+</mo>
        <msub>
          <mi>a</mi>
          <mn>3</mn>
        </msub>
      </mrow>
      <mrow>
        <msup>
          <mi>x</mi>
          <mn>3</mn>
        </msup>
        <mo stretchy="false">+</mo>
        <msub>
          <mi>a</mi>
          <mn>2</mn>
        </msub>
      </mrow>
      <mrow>
        <msup>
          <mi>x</mi>
          <mn>2</mn>
        </msup>
        <mo stretchy="false">+</mo>
        <msub>
          <mi>a</mi>
          <mn>1</mn>
        </msub>
      </mrow>
      <mrow>
        <mi>x</mi>
        <mo stretchy="false">+</mo>
        <msub>
          <mi>a</mi>
          <mn>0</mn>
        </msub>
      </mrow>
    </mrow>
    <annotation encoding="StarMath 5.0">f( x ) = a sub 4 x sup 4 + a sub 3 x sup 3 + a sub 2 x sup 2 + a sub 1 x + a sub 0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2</mn>
      </mrow>
    </mrow>
    <annotation encoding="StarMath 5.0">f( 0 ) = 2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n>0</mn>
      </mrow>
    </mrow>
    <annotation encoding="StarMath 5.0">f( 1 ) = 0</annotation>
  </semantics>
</math>
</file>

<file path=Object 6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n>1</mn>
          </mrow>
          <mo fence="true" stretchy="false">)</mo>
        </mrow>
        <mo stretchy="false">=</mo>
        <mn>0</mn>
      </mrow>
    </mrow>
    <annotation encoding="StarMath 5.0">f'( 1 ) = 0</annotation>
  </semantics>
</math>
</file>

<file path=Object 7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n>1</mn>
          </mrow>
          <mo fence="true" stretchy="false">)</mo>
        </mrow>
        <mo stretchy="false">&gt;</mo>
        <mn>0</mn>
      </mrow>
    </mrow>
    <annotation encoding="StarMath 5.0">f''( 1 ) &gt; 0</annotation>
  </semantics>
</math>
</file>

<file path=Object 8/content.xml><?xml version="1.0" encoding="utf-8"?>
<math xmlns="http://www.w3.org/1998/Math/MathML" display="block">
  <semantics>
    <msub>
      <mi>a</mi>
      <mi>n</mi>
    </msub>
    <annotation encoding="StarMath 5.0">a sub n</annotation>
  </semantics>
</math>
</file>

<file path=Object 9/content.xml><?xml version="1.0" encoding="utf-8"?>
<math xmlns="http://www.w3.org/1998/Math/MathML" display="block">
  <semantics>
    <mi>f</mi>
    <annotation encoding="StarMath 5.0">f</annotation>
  </semantics>
</math>
</file>